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EmbeddedDatabase/content.xml" manifest:media-type="text/xml"/>
  <manifest:file-entry manifest:full-path="EmbeddedDatabase/settings.xml" manifest:media-type="text/xml"/>
  <manifest:file-entry manifest:full-path="EmbeddedDatabase/" manifest:version="1.2" manifest:media-type="application/vnd.oasis.opendocument.base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3.748cm" table:align="margins"/>
    </style:style>
    <style:style style:name="Tabelle1.A" style:family="table-column">
      <style:table-column-properties style:column-width="0.291cm" style:rel-column-width="1387*"/>
    </style:style>
    <style:style style:name="Tabelle1.B" style:family="table-column">
      <style:table-column-properties style:column-width="3.635cm" style:rel-column-width="17329*"/>
    </style:style>
    <style:style style:name="Tabelle1.C" style:family="table-column">
      <style:table-column-properties style:column-width="1.963cm" style:rel-column-width="9358*"/>
    </style:style>
    <style:style style:name="Tabelle1.E" style:family="table-column">
      <style:table-column-properties style:column-width="1.965cm" style:rel-column-width="9366*"/>
    </style:style>
    <style:style style:name="Tabelle1.G" style:family="table-column">
      <style:table-column-properties style:column-width="1.967cm" style:rel-column-width="9379*"/>
    </style:style>
    <style:style style:name="Tabel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1.A2" style:family="table-cell">
      <style:table-cell-properties fo:padding="0.097cm" fo:border-left="0.05pt solid #000000" fo:border-right="0.05pt solid #000000" fo:border-top="none" fo:border-bottom="none"/>
    </style:style>
    <style:style style:name="Tabelle1.3" style:family="table-row">
      <style:table-row-properties style:min-row-height="5.724cm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none" fo:border-right="0.05pt solid #000000" fo:border-top="none" fo:border-bottom="0.05pt solid #000000"/>
    </style:style>
    <style:style style:name="Tabelle1.4" style:family="table-row">
      <style:table-row-properties style:min-row-height="0.515cm"/>
    </style:style>
    <style:style style:name="Tabel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3.748cm" table:align="margins"/>
    </style:style>
    <style:style style:name="Tabelle4.A" style:family="table-column">
      <style:table-column-properties style:column-width="0.291cm" style:rel-column-width="1387*"/>
    </style:style>
    <style:style style:name="Tabelle4.B" style:family="table-column">
      <style:table-column-properties style:column-width="3.635cm" style:rel-column-width="17329*"/>
    </style:style>
    <style:style style:name="Tabelle4.C" style:family="table-column">
      <style:table-column-properties style:column-width="1.963cm" style:rel-column-width="9358*"/>
    </style:style>
    <style:style style:name="Tabelle4.E" style:family="table-column">
      <style:table-column-properties style:column-width="1.965cm" style:rel-column-width="9366*"/>
    </style:style>
    <style:style style:name="Tabelle4.G" style:family="table-column">
      <style:table-column-properties style:column-width="1.967cm" style:rel-column-width="9379*"/>
    </style:style>
    <style:style style:name="Tabelle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4.A2" style:family="table-cell">
      <style:table-cell-properties fo:padding="0.097cm" fo:border-left="0.05pt solid #000000" fo:border-right="0.05pt solid #000000" fo:border-top="none" fo:border-bottom="none"/>
    </style:style>
    <style:style style:name="Tabelle4.3" style:family="table-row">
      <style:table-row-properties style:min-row-height="5.724cm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none" fo:border-right="0.05pt solid #000000" fo:border-top="none" fo:border-bottom="0.05pt solid #000000"/>
    </style:style>
    <style:style style:name="Tabelle4.4" style:family="table-row">
      <style:table-row-properties style:min-row-height="0.515cm"/>
    </style:style>
    <style:style style:name="Tabelle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3.748cm" table:align="margins"/>
    </style:style>
    <style:style style:name="Tabelle3.A" style:family="table-column">
      <style:table-column-properties style:column-width="0.291cm" style:rel-column-width="1387*"/>
    </style:style>
    <style:style style:name="Tabelle3.B" style:family="table-column">
      <style:table-column-properties style:column-width="3.635cm" style:rel-column-width="17329*"/>
    </style:style>
    <style:style style:name="Tabelle3.C" style:family="table-column">
      <style:table-column-properties style:column-width="1.963cm" style:rel-column-width="9358*"/>
    </style:style>
    <style:style style:name="Tabelle3.E" style:family="table-column">
      <style:table-column-properties style:column-width="1.965cm" style:rel-column-width="9366*"/>
    </style:style>
    <style:style style:name="Tabelle3.G" style:family="table-column">
      <style:table-column-properties style:column-width="1.967cm" style:rel-column-width="9379*"/>
    </style:style>
    <style:style style:name="Tabelle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3.A2" style:family="table-cell">
      <style:table-cell-properties fo:padding="0.097cm" fo:border-left="0.05pt solid #000000" fo:border-right="0.05pt solid #000000" fo:border-top="none" fo:border-bottom="none"/>
    </style:style>
    <style:style style:name="Tabelle3.3" style:family="table-row">
      <style:table-row-properties style:min-row-height="5.724cm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none" fo:border-right="0.05pt solid #000000" fo:border-top="none" fo:border-bottom="0.05pt solid #000000"/>
    </style:style>
    <style:style style:name="Tabelle3.4" style:family="table-row">
      <style:table-row-properties style:min-row-height="0.515cm"/>
    </style:style>
    <style:style style:name="Tabelle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3.748cm" table:align="margins"/>
    </style:style>
    <style:style style:name="Tabelle2.A" style:family="table-column">
      <style:table-column-properties style:column-width="0.291cm" style:rel-column-width="1387*"/>
    </style:style>
    <style:style style:name="Tabelle2.B" style:family="table-column">
      <style:table-column-properties style:column-width="3.635cm" style:rel-column-width="17329*"/>
    </style:style>
    <style:style style:name="Tabelle2.C" style:family="table-column">
      <style:table-column-properties style:column-width="1.963cm" style:rel-column-width="9358*"/>
    </style:style>
    <style:style style:name="Tabelle2.E" style:family="table-column">
      <style:table-column-properties style:column-width="1.965cm" style:rel-column-width="9366*"/>
    </style:style>
    <style:style style:name="Tabelle2.G" style:family="table-column">
      <style:table-column-properties style:column-width="1.967cm" style:rel-column-width="9379*"/>
    </style:style>
    <style:style style:name="Tabelle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2.A2" style:family="table-cell">
      <style:table-cell-properties fo:padding="0.097cm" fo:border-left="0.05pt solid #000000" fo:border-right="0.05pt solid #000000" fo:border-top="none" fo:border-bottom="none"/>
    </style:style>
    <style:style style:name="Tabelle2.3" style:family="table-row">
      <style:table-row-properties style:min-row-height="5.724cm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none" fo:border-right="0.05pt solid #000000" fo:border-top="none" fo:border-bottom="0.05pt solid #000000"/>
    </style:style>
    <style:style style:name="Tabelle2.4" style:family="table-row">
      <style:table-row-properties style:min-row-height="0.515cm"/>
    </style:style>
    <style:style style:name="Tabelle2.G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Proxima Nova" fo:font-size="10pt" officeooo:paragraph-rsid="001729e8" style:font-size-asian="10pt" style:font-size-complex="10pt"/>
    </style:style>
    <style:style style:name="P2" style:family="paragraph" style:parent-style-name="Standard">
      <style:text-properties style:font-name="Proxima Nova" fo:font-size="14pt" fo:font-weight="bold" officeooo:paragraph-rsid="001729e8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Proxima Nova" fo:font-size="12pt" officeooo:paragraph-rsid="001729e8" style:font-size-asian="12pt" style:font-size-complex="12pt"/>
    </style:style>
    <style:style style:name="P4" style:family="paragraph" style:parent-style-name="Standard">
      <style:text-properties style:font-name="Proxima Nova" fo:font-size="8pt" officeooo:paragraph-rsid="001729e8" style:font-size-asian="8pt" style:font-size-complex="8pt"/>
    </style:style>
    <style:style style:name="P5" style:family="paragraph" style:parent-style-name="Standard">
      <style:text-properties style:font-name="Proxima Nova" officeooo:paragraph-rsid="001729e8"/>
    </style:style>
    <style:style style:name="P6" style:family="paragraph" style:parent-style-name="Table_20_Contents">
      <style:text-properties style:font-name="Proxima Nova" fo:font-size="8pt" style:font-size-asian="8pt" style:font-size-complex="8pt"/>
    </style:style>
    <style:style style:name="P7" style:family="paragraph" style:parent-style-name="Table_20_Contents">
      <style:text-properties style:font-name="Proxima Nova" fo:font-size="8pt" officeooo:rsid="001b5137" officeooo:paragraph-rsid="001b5137" style:font-size-asian="8pt" style:font-size-complex="8pt"/>
    </style:style>
    <style:style style:name="P8" style:family="paragraph" style:parent-style-name="Table_20_Contents">
      <style:text-properties style:font-name="Proxima Nova" fo:font-size="18pt" style:font-size-asian="18pt" style:font-size-complex="18pt"/>
    </style:style>
    <style:style style:name="P9" style:family="paragraph" style:parent-style-name="Table_20_Contents">
      <style:text-properties style:font-name="Proxima Nova" fo:font-size="6pt" style:font-size-asian="6pt" style:font-size-complex="6pt"/>
    </style:style>
    <style:style style:name="P10" style:family="paragraph" style:parent-style-name="Standard">
      <style:text-properties style:font-name="Proxima Nova" fo:font-size="12pt" officeooo:paragraph-rsid="001729e8" style:font-size-asian="12pt" style:font-size-complex="12pt"/>
    </style:style>
    <style:style style:name="P11" style:family="paragraph" style:parent-style-name="Standard">
      <style:text-properties style:font-name="Proxima Nova" fo:font-size="14pt" fo:font-weight="bold" officeooo:paragraph-rsid="001729e8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Proxima Nova" fo:font-size="10pt" officeooo:paragraph-rsid="001729e8" style:font-size-asian="10pt" style:font-size-complex="10pt"/>
    </style:style>
    <style:style style:name="P13" style:family="paragraph" style:parent-style-name="Standard">
      <style:text-properties style:font-name="Proxima Nova" fo:font-size="8pt" officeooo:paragraph-rsid="001729e8" style:font-size-asian="8pt" style:font-size-complex="8pt"/>
    </style:style>
    <style:style style:name="P14" style:family="paragraph" style:parent-style-name="Standard">
      <style:text-properties style:font-name="Proxima Nova" officeooo:paragraph-rsid="001729e8"/>
    </style:style>
    <style:style style:name="P15" style:family="paragraph" style:parent-style-name="Table_20_Contents">
      <style:text-properties style:font-name="Proxima Nova" fo:font-size="18pt" style:font-size-asian="18pt" style:font-size-complex="18pt"/>
    </style:style>
    <style:style style:name="P16" style:family="paragraph" style:parent-style-name="Table_20_Contents">
      <style:text-properties style:font-name="Proxima Nova" fo:font-size="8pt" style:font-size-asian="8pt" style:font-size-complex="8pt"/>
    </style:style>
    <style:style style:name="P17" style:family="paragraph" style:parent-style-name="Table_20_Contents">
      <style:text-properties style:font-name="Proxima Nova" fo:font-size="8pt" officeooo:rsid="001b5137" officeooo:paragraph-rsid="001b5137" style:font-size-asian="8pt" style:font-size-complex="8pt"/>
    </style:style>
    <style:style style:name="P18" style:family="paragraph" style:parent-style-name="Table_20_Contents">
      <style:text-properties style:font-name="Proxima Nova" fo:font-size="6pt" style:font-size-asian="6pt" style:font-size-complex="6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9" number:automatic-order="true">
      <number:day/>
      <number:text>. </number:text>
      <number:month number:textual="true"/>
      <number:text> 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1" text:anchor-type="page" text:anchor-page-number="1" svg:x="0.499cm" svg:y="0.499cm" svg:width="13.85cm" svg:height="9.999cm" draw:z-index="0">
        <draw:text-box>
          <text:section text:style-name="Sect1" text:name="MasterLabel">
            <table:table table:name="Tabelle1" table:style-name="Tabelle1">
              <table:table-column table:style-name="Tabelle1.A"/>
              <table:table-column table:style-name="Tabelle1.B"/>
              <table:table-column table:style-name="Tabelle1.C" table:number-columns-repeated="2"/>
              <table:table-column table:style-name="Tabelle1.E"/>
              <table:table-column table:style-name="Tabelle1.C"/>
              <table:table-column table:style-name="Tabelle1.G"/>
              <table:table-row>
                <table:table-cell table:style-name="Tabelle1.A1" table:number-columns-spanned="7" office:value-type="string">
                  <text:p text:style-name="P3"><text:database-display text:table-name="FiSi_Grosse_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2" table:number-columns-spanned="7" office:value-type="string">
                  <text:p text:style-name="P2"><text:database-display text:table-name="FiSi_Grosse_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1.3">
                <table:table-cell table:style-name="Tabelle1.A3" office:value-type="string">
                  <text:p text:style-name="P8"/>
                </table:table-cell>
                <table:table-cell table:style-name="Tabelle1.B3" table:number-columns-spanned="6" office:value-type="string">
                  <text:p text:style-name="P1"><text:database-display text:table-name="FiSi_Grosse_Karten" text:table-type="table" text:column-name="Themen" text:database-name="Ausbildungsplan_tab">&lt;Themen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1.4">
                <table:table-cell table:style-name="Tabelle1.A3" table:number-columns-spanned="2" office:value-type="string">
                  <text:p text:style-name="P7">Jahr <text:database-display text:table-name="FiSi_Grosse_Karten" text:table-type="table" text:column-name="Jahr" text:database-name="Ausbildungsplan_tab">&lt;Jahr&gt;</text:database-display></text:p>
                </table:table-cell>
                <table:covered-table-cell/>
                <table:table-cell table:style-name="Tabelle1.A3" office:value-type="string">
                  <text:p text:style-name="P6"/>
                </table:table-cell>
                <table:table-cell table:style-name="Tabelle1.A3" office:value-type="string">
                  <text:p text:style-name="P6"/>
                </table:table-cell>
                <table:table-cell table:style-name="Tabelle1.A3" office:value-type="string">
                  <text:p text:style-name="P6"/>
                </table:table-cell>
                <table:table-cell table:style-name="Tabelle1.A3" office:value-type="string">
                  <text:p text:style-name="P9"><text:date style:data-style-name="N39" text:date-value="2020-03-06T13:33:13.457954772">6. Mrz 20</text:date></text:p>
                </table:table-cell>
                <table:table-cell table:style-name="Tabelle1.G4" office:value-type="string">
                  <text:p text:style-name="P4"><text:database-display text:table-name="FiSi_Grosse_Karten" text:table-type="table" text:column-name="id" text:database-name="Ausbildungsplan_tab">&lt;id&gt;</text:database-display></text:p>
                </table:table-cell>
              </table:table-row>
            </table:table>
            <text:p text:style-name="P5"><text:s/>- <text:database-next text:table-name="FiSi_Grosse_Karten" text:table-type="table" text:condition="ooow:True" text:database-name="Ausbildungsplan_tab"/><text:s/>-</text:p>
          </text:section>
        </draw:text-box>
      </draw:frame>
      <draw:frame draw:style-name="fr1" draw:name="Rahmen2" text:anchor-type="page" text:anchor-page-number="1" svg:x="14.349cm" svg:y="0.499cm" svg:width="13.85cm" svg:height="9.999cm" draw:z-index="1">
        <draw:text-box>
          <text:section text:style-name="Sect1" text:name="Bereich1" text:protected="true">
            <text:section-source text:section-name="MasterLabel"/>
            <table:table table:name="Tabelle2" table:style-name="Tabelle2">
              <table:table-column table:style-name="Tabelle2.A"/>
              <table:table-column table:style-name="Tabelle2.B"/>
              <table:table-column table:style-name="Tabelle2.C" table:number-columns-repeated="2"/>
              <table:table-column table:style-name="Tabelle2.E"/>
              <table:table-column table:style-name="Tabelle2.C"/>
              <table:table-column table:style-name="Tabelle2.G"/>
              <table:table-row>
                <table:table-cell table:style-name="Tabelle2.A1" table:number-columns-spanned="7" office:value-type="string">
                  <text:p text:style-name="P3"><text:database-display text:table-name="FiSi_Grosse_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2" table:number-columns-spanned="7" office:value-type="string">
                  <text:p text:style-name="P2"><text:database-display text:table-name="FiSi_Grosse_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2.3">
                <table:table-cell table:style-name="Tabelle2.A3" office:value-type="string">
                  <text:p text:style-name="P8"/>
                </table:table-cell>
                <table:table-cell table:style-name="Tabelle2.B3" table:number-columns-spanned="6" office:value-type="string">
                  <text:p text:style-name="P1"><text:database-display text:table-name="FiSi_Grosse_Karten" text:table-type="table" text:column-name="Themen" text:database-name="Ausbildungsplan_tab">&lt;Themen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2.4">
                <table:table-cell table:style-name="Tabelle2.A3" table:number-columns-spanned="2" office:value-type="string">
                  <text:p text:style-name="P7">Jahr <text:database-display text:table-name="FiSi_Grosse_Karten" text:table-type="table" text:column-name="Jahr" text:database-name="Ausbildungsplan_tab">&lt;Jahr&gt;</text:database-display></text:p>
                </table:table-cell>
                <table:covered-table-cell/>
                <table:table-cell table:style-name="Tabelle2.A3" office:value-type="string">
                  <text:p text:style-name="P6"/>
                </table:table-cell>
                <table:table-cell table:style-name="Tabelle2.A3" office:value-type="string">
                  <text:p text:style-name="P6"/>
                </table:table-cell>
                <table:table-cell table:style-name="Tabelle2.A3" office:value-type="string">
                  <text:p text:style-name="P6"/>
                </table:table-cell>
                <table:table-cell table:style-name="Tabelle2.A3" office:value-type="string">
                  <text:p text:style-name="P9"><text:date style:data-style-name="N39" text:date-value="2020-03-06T13:33:13.461492145">6. Mrz 20</text:date></text:p>
                </table:table-cell>
                <table:table-cell table:style-name="Tabelle2.G4" office:value-type="string">
                  <text:p text:style-name="P4"><text:database-display text:table-name="FiSi_Grosse_Karten" text:table-type="table" text:column-name="id" text:database-name="Ausbildungsplan_tab">&lt;id&gt;</text:database-display></text:p>
                </table:table-cell>
              </table:table-row>
            </table:table>
            <text:p text:style-name="P5"><text:s/>- <text:database-next text:table-name="FiSi_Grosse_Karten" text:table-type="table" text:condition="ooow:True" text:database-name="Ausbildungsplan_tab"/><text:s/>-</text:p>
          </text:section>
        </draw:text-box>
      </draw:frame>
      <draw:frame draw:style-name="fr1" draw:name="Rahmen3" text:anchor-type="page" text:anchor-page-number="1" svg:x="0.499cm" svg:y="10.5cm" svg:width="13.85cm" svg:height="9.999cm" draw:z-index="2">
        <draw:text-box>
          <text:section text:style-name="Sect1" text:name="Bereich2" text:protected="true">
            <text:section-source text:section-name="MasterLabel"/>
            <table:table table:name="Tabelle3" table:style-name="Tabelle3">
              <table:table-column table:style-name="Tabelle3.A"/>
              <table:table-column table:style-name="Tabelle3.B"/>
              <table:table-column table:style-name="Tabelle3.C" table:number-columns-repeated="2"/>
              <table:table-column table:style-name="Tabelle3.E"/>
              <table:table-column table:style-name="Tabelle3.C"/>
              <table:table-column table:style-name="Tabelle3.G"/>
              <table:table-row>
                <table:table-cell table:style-name="Tabelle3.A1" table:number-columns-spanned="7" office:value-type="string">
                  <text:p text:style-name="P3"><text:database-display text:table-name="FiSi_Grosse_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2" table:number-columns-spanned="7" office:value-type="string">
                  <text:p text:style-name="P2"><text:database-display text:table-name="FiSi_Grosse_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3.3">
                <table:table-cell table:style-name="Tabelle3.A3" office:value-type="string">
                  <text:p text:style-name="P8"/>
                </table:table-cell>
                <table:table-cell table:style-name="Tabelle3.B3" table:number-columns-spanned="6" office:value-type="string">
                  <text:p text:style-name="P1"><text:database-display text:table-name="FiSi_Grosse_Karten" text:table-type="table" text:column-name="Themen" text:database-name="Ausbildungsplan_tab">&lt;Themen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3.4">
                <table:table-cell table:style-name="Tabelle3.A3" table:number-columns-spanned="2" office:value-type="string">
                  <text:p text:style-name="P7">Jahr <text:database-display text:table-name="FiSi_Grosse_Karten" text:table-type="table" text:column-name="Jahr" text:database-name="Ausbildungsplan_tab">&lt;Jahr&gt;</text:database-display></text:p>
                </table:table-cell>
                <table:covered-table-cell/>
                <table:table-cell table:style-name="Tabelle3.A3" office:value-type="string">
                  <text:p text:style-name="P6"/>
                </table:table-cell>
                <table:table-cell table:style-name="Tabelle3.A3" office:value-type="string">
                  <text:p text:style-name="P6"/>
                </table:table-cell>
                <table:table-cell table:style-name="Tabelle3.A3" office:value-type="string">
                  <text:p text:style-name="P6"/>
                </table:table-cell>
                <table:table-cell table:style-name="Tabelle3.A3" office:value-type="string">
                  <text:p text:style-name="P9"><text:date style:data-style-name="N39" text:date-value="2020-03-06T13:33:13.468634784">6. Mrz 20</text:date></text:p>
                </table:table-cell>
                <table:table-cell table:style-name="Tabelle3.G4" office:value-type="string">
                  <text:p text:style-name="P4"><text:database-display text:table-name="FiSi_Grosse_Karten" text:table-type="table" text:column-name="id" text:database-name="Ausbildungsplan_tab">&lt;id&gt;</text:database-display></text:p>
                </table:table-cell>
              </table:table-row>
            </table:table>
            <text:p text:style-name="P5"><text:s/>- <text:database-next text:table-name="FiSi_Grosse_Karten" text:table-type="table" text:condition="ooow:True" text:database-name="Ausbildungsplan_tab"/><text:s/>-</text:p>
          </text:section>
        </draw:text-box>
      </draw:frame>
      <draw:frame draw:style-name="fr1" draw:name="Rahmen4" text:anchor-type="page" text:anchor-page-number="1" svg:x="14.349cm" svg:y="10.5cm" svg:width="13.85cm" svg:height="9.999cm" draw:z-index="3">
        <draw:text-box>
          <text:section text:style-name="Sect1" text:name="Bereich3" text:protected="true">
            <text:section-source text:section-name="MasterLabel"/>
            <table:table table:name="Tabelle4" table:style-name="Tabelle4">
              <table:table-column table:style-name="Tabelle4.A"/>
              <table:table-column table:style-name="Tabelle4.B"/>
              <table:table-column table:style-name="Tabelle4.C" table:number-columns-repeated="2"/>
              <table:table-column table:style-name="Tabelle4.E"/>
              <table:table-column table:style-name="Tabelle4.C"/>
              <table:table-column table:style-name="Tabelle4.G"/>
              <table:table-row>
                <table:table-cell table:style-name="Tabelle4.A1" table:number-columns-spanned="7" office:value-type="string">
                  <text:p text:style-name="P3"><text:database-display text:table-name="FiSi_Grosse_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2" table:number-columns-spanned="7" office:value-type="string">
                  <text:p text:style-name="P2"><text:database-display text:table-name="FiSi_Grosse_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4.3">
                <table:table-cell table:style-name="Tabelle4.A3" office:value-type="string">
                  <text:p text:style-name="P8"/>
                </table:table-cell>
                <table:table-cell table:style-name="Tabelle4.B3" table:number-columns-spanned="6" office:value-type="string">
                  <text:p text:style-name="P1"><text:database-display text:table-name="FiSi_Grosse_Karten" text:table-type="table" text:column-name="Themen" text:database-name="Ausbildungsplan_tab">&lt;Themen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4.4">
                <table:table-cell table:style-name="Tabelle4.A3" table:number-columns-spanned="2" office:value-type="string">
                  <text:p text:style-name="P7">Jahr <text:database-display text:table-name="FiSi_Grosse_Karten" text:table-type="table" text:column-name="Jahr" text:database-name="Ausbildungsplan_tab">&lt;Jahr&gt;</text:database-display></text:p>
                </table:table-cell>
                <table:covered-table-cell/>
                <table:table-cell table:style-name="Tabelle4.A3" office:value-type="string">
                  <text:p text:style-name="P6"/>
                </table:table-cell>
                <table:table-cell table:style-name="Tabelle4.A3" office:value-type="string">
                  <text:p text:style-name="P6"/>
                </table:table-cell>
                <table:table-cell table:style-name="Tabelle4.A3" office:value-type="string">
                  <text:p text:style-name="P6"/>
                </table:table-cell>
                <table:table-cell table:style-name="Tabelle4.A3" office:value-type="string">
                  <text:p text:style-name="P9"><text:date style:data-style-name="N39" text:date-value="2020-03-06T13:33:13.472694559">6. Mrz 20</text:date></text:p>
                </table:table-cell>
                <table:table-cell table:style-name="Tabelle4.G4" office:value-type="string">
                  <text:p text:style-name="P4"><text:database-display text:table-name="FiSi_Grosse_Karten" text:table-type="table" text:column-name="id" text:database-name="Ausbildungsplan_tab">&lt;id&gt;</text:database-display></text:p>
                </table:table-cell>
              </table:table-row>
            </table:table>
            <text:p text:style-name="P5"><text:s/>- <text:database-next text:table-name="FiSi_Grosse_Karten" text:table-type="table" text:condition="ooow:True" text:database-name="Ausbildungsplan_tab"/><text:s/>-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abels" style:family="graphic" style:auto-update="true">
      <style:graphic-properties svg:width="13.85cm" svg:height="9.999cm" text:anchor-type="page" svg:x="14.349cm" svg:y="0.499cm" fo:margin-left="0cm" fo:margin-right="0cm" fo:margin-top="0cm" fo:margin-bottom="0cm" style:protect="size position" style:wrap="parallel" style:number-wrapped-paragraphs="no-limit" style:wrap-contour="false" style:vertical-pos="from-top" style:vertical-rel="page" style:horizontal-pos="from-left" style:horizontal-rel="page" draw:fill-image-width="0cm" draw:fill-image-height="0cm" fo:padding="0.049cm" fo:border="0.06pt solid #000000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8-07T13:01:51.223464160</meta:creation-date>
    <dc:date>2020-03-06T13:33:13.410191409</dc:date>
    <meta:editing-duration>PT1H57M52S</meta:editing-duration>
    <meta:editing-cycles>28</meta:editing-cycles>
    <meta:generator>LibreOffice/6.3.4.2.0$Linux_X86_64 LibreOffice_project/30$Build-2</meta:generator>
    <dc:creator>Jürgen Geinitz</dc:creator>
    <meta:document-statistic meta:table-count="4" meta:image-count="0" meta:object-count="0" meta:page-count="1" meta:paragraph-count="28" meta:word-count="44" meta:character-count="231" meta:non-whitespace-character-count="207"/>
  </office:meta>
</office:document-meta>
</file>

<file path=EmbeddedDatabase/content.xml><?xml version="1.0" encoding="utf-8"?>
<office:document-content xmlns:db="urn:oasis:names:tc:opendocument:xmlns:database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/>
  <office:automatic-styles/>
  <office:body>
    <office:database>
      <db:data-source>
        <db:connection-data>
          <db:database-description>
            <db:file-based-database xlink:href="../../../../../Dokumente/Ausbildung/Training/Ausbildungsplan_tab.od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